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79-1984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PPE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EP</text:p>
          </table:table-cell>
          <table:table-cell table:style-name="ce1" office:value-type="string" calcext:value-type="string">
            <text:p>CDI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Anzahl der Sitze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elgien/2019-2024/" xlink:type="simple">Belgien</text:a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anemark/2019-2024/" xlink:type="simple">Dänemark</text:a>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eutschland/2019-2024/" xlink:type="simple">Deutschla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4" table:number-columns-repeated="2"/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rankreich/2019-2024/" xlink:type="simple">Frankreich</text:a>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number-columns-repeated="2"/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rland/2019-2024/" xlink:type="simple">Irland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talien/2019-2024/" xlink:type="simple">Italien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uxemburg/2019-2024/" xlink:type="simple">Luxemburg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4"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niederlande/2019-2024/" xlink:type="simple">Niederlande</text:a>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4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vereinigtes-konigreich/2019-2024/" xlink:type="simple">Vereinigtes Königreich</text:a></text:p>
          </table:table-cell>
          <table:table-cell office:value-type="float" office:value="18" calcext:value-type="float">
            <text:p>18</text:p>
          </table:table-cell>
          <table:table-cell table:style-name="ce4"/>
          <table:table-cell table:style-name="ce3" office:value-type="float" office:value="61" calcext:value-type="float">
            <text:p>61</text:p>
          </table:table-cell>
          <table:table-cell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string" calcext:value-type="string">
            <text:p>Europäische Union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</table:table-row>
      </table:table>
      <table:table table:name="1984-1989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PPE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DE</text:p>
          </table:table-cell>
          <table:table-cell table:style-name="ce1" office:value-type="string" calcext:value-type="string">
            <text:p>ARC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Anzahl der Sitze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elgien/2019-2024/" xlink:type="simple">Belgien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anemark/2019-2024/" xlink:type="simple">Dänemark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eutschland/2019-2024/" xlink:type="simple">Deutschland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4"/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rankreich/2019-2024/" xlink:type="simple">Frankreich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griechenland/2019-2024/" xlink:type="simple">Griechenland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rland/2019-2024/" xlink:type="simple">Irland</text:a>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talien/2019-2024/" xlink:type="simple">Italien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uxemburg/2019-2024/" xlink:type="simple">Luxemburg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niederlande/2019-2024/" xlink:type="simple">Niederlande</text:a>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vereinigtes-konigreich/2019-2024/" xlink:type="simple">Vereinigtes Königreich</text:a></text:p>
          </table:table-cell>
          <table:table-cell office:value-type="float" office:value="33" calcext:value-type="float">
            <text:p>33</text:p>
          </table:table-cell>
          <table:table-cell table:style-name="ce4"/>
          <table:table-cell table:style-name="ce3" office:value-type="float" office:value="46" calcext:value-type="float">
            <text:p>46</text:p>
          </table:table-cell>
          <table:table-cell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string" calcext:value-type="string">
            <text:p>Europäische Unio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434" calcext:value-type="float">
            <text:p>434</text:p>
          </table:table-cell>
        </table:table-row>
      </table:table>
      <table:table table:name="1989-1994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PPE</text:p>
          </table:table-cell>
          <table:table-cell table:style-name="ce1" office:value-type="string" calcext:value-type="string">
            <text:p>LDR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GUE</text:p>
          </table:table-cell>
          <table:table-cell table:style-name="ce1" office:value-type="string" calcext:value-type="string">
            <text:p>RDE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ARC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Anzahl der Sitze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elgien/2019-2024/" xlink:type="simple">Belgien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anemark/2019-2024/" xlink:type="simple">Dänemark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eutschland/2019-2024/" xlink:type="simple">Deutschland</text:a>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/>
          <table:table-cell table:style-name="ce4"/>
          <table:table-cell/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rankreich/2019-2024/" xlink:type="simple">Frankreich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griechenland/2019-2024/" xlink:type="simple">Griechenland</text:a>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/>
          <table:table-cell table:style-name="ce4"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4"/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rland/2019-2024/" xlink:type="simple">Irland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/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talien/2019-2024/" xlink:type="simple">Italie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uxemburg/2019-2024/" xlink:type="simple">Luxemburg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  <table:table-cell table:style-name="ce4"/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niederlande/2019-2024/" xlink:type="simple">Niederlande</text:a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style-name="ce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portugal/2019-2024/" xlink:type="simple">Portugal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4"/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panien/2019-2024/" xlink:type="simple">Spanien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vereinigtes-konigreich/2019-2024/" xlink:type="simple">Vereinigtes Königreich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3" office:value-type="float" office:value="32" calcext:value-type="float">
            <text:p>32</text:p>
          </table:table-cell>
          <table:table-cell table:style-name="ce4"/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string" calcext:value-type="string">
            <text:p>Europäische Union</text:p>
          </table:table-cell>
          <table:table-cell office:value-type="float" office:value="180" calcext:value-type="float">
            <text:p>180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518" calcext:value-type="float">
            <text:p>518</text:p>
          </table:table-cell>
        </table:table-row>
      </table:table>
      <table:table table:name="1994-1999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3" table:default-cell-style-name="ce4"/>
        <table:table-column table:style-name="co1" table:default-cell-style-name="ce3"/>
        <table:table-column table:style-name="co1" table:number-columns-repeated="3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PSE</text:p>
          </table:table-cell>
          <table:table-cell table:style-name="ce1" office:value-type="string" calcext:value-type="string">
            <text:p>PPE</text:p>
          </table:table-cell>
          <table:table-cell table:style-name="ce1" office:value-type="string" calcext:value-type="string">
            <text:p>ELDR</text:p>
          </table:table-cell>
          <table:table-cell table:style-name="ce1" office:value-type="string" calcext:value-type="string">
            <text:p>GUE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RDE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RE</text:p>
          </table:table-cell>
          <table:table-cell table:style-name="ce1" office:value-type="string" calcext:value-type="string">
            <text:p>EDN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Anzahl der Sitze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elgien/2019-2024/" xlink:type="simple">Belgien</text:a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anemark/2019-2024/" xlink:type="simple">Dänemark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eutschland/2019-2024/" xlink:type="simple">Deutschland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style-name="ce4"/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rankreich/2019-2024/" xlink:type="simple">Frankreich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4"/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griechenland/2019-2024/" xlink:type="simple">Griechenland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/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rland/2019-2024/" xlink:type="simple">Irland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talien/2019-2024/" xlink:type="simple">Italien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uxemburg/2019-2024/" xlink:type="simple">Luxemburg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niederlande/2019-2024/" xlink:type="simple">Niederlande</text:a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portugal/2019-2024/" xlink:type="simple">Portugal</text:a>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4"/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panien/2019-2024/" xlink:type="simple">Spanien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4"/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vereinigtes-konigreich/2019-2024/" xlink:type="simple">Vereinigtes Königreich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string" calcext:value-type="string">
            <text:p>Europäische Union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</table:table-row>
      </table:table>
      <table:table table:name="1999-2004" table:style-name="ta1">
        <table:table-column table:style-name="co1" table:default-cell-style-name="ce2"/>
        <table:table-column table:style-name="co1" table:number-columns-repeated="5" table:default-cell-style-name="ce3"/>
        <table:table-column table:style-name="co1" table:number-columns-repeated="4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EVP-ED</text:p>
          </table:table-cell>
          <table:table-cell table:style-name="ce1" office:value-type="string" calcext:value-type="string">
            <text:p>PSE</text:p>
          </table:table-cell>
          <table:table-cell table:style-name="ce1" office:value-type="string" calcext:value-type="string">
            <text:p>ELDR</text:p>
          </table:table-cell>
          <table:table-cell table:style-name="ce1" office:value-type="string" calcext:value-type="string">
            <text:p>Verts/ALE</text:p>
          </table:table-cell>
          <table:table-cell table:style-name="ce1" office:value-type="string" calcext:value-type="string">
            <text:p>GUE/NGL</text:p>
          </table:table-cell>
          <table:table-cell table:style-name="ce1" office:value-type="string" calcext:value-type="string">
            <text:p>UEN</text:p>
          </table:table-cell>
          <table:table-cell table:style-name="ce1" office:value-type="string" calcext:value-type="string">
            <text:p>TDI</text:p>
          </table:table-cell>
          <table:table-cell table:style-name="ce1" office:value-type="string" calcext:value-type="string">
            <text:p>EDD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Anzahl der Sitze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elgien/2019-2024/" xlink:type="simple">Belgien</text:a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anemark/2019-2024/" xlink:type="simple">Dänemark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eutschland/2019-2024/" xlink:type="simple">Deutschland</text:a>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style-name="ce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innland/2019-2024/" xlink:type="simple">Finnland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rankreich/2019-2024/" xlink:type="simple">Frankreich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griechenland/2019-2024/" xlink:type="simple">Griechenland</text:a>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4"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rland/2019-2024/" xlink:type="simple">Irland</text:a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talien/2019-2024/" xlink:type="simple">Italien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uxemburg/2019-2024/" xlink:type="simple">Luxemburg</text:a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/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niederlande/2019-2024/" xlink:type="simple">Niederlande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osterreich/2019-2024/" xlink:type="simple">Österreich</text:a>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4"/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portugal/2019-2024/" xlink:type="simple">Portugal</text:a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chweden/2019-2024/" xlink:type="simple">Schweden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panien/2019-2024/" xlink:type="simple">Spanien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vereinigtes-konigreich/2019-2024/" xlink:type="simple">Vereinigtes Königreich</text:a>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string" calcext:value-type="string">
            <text:p>Europäische Union</text:p>
          </table:table-cell>
          <table:table-cell office:value-type="float" office:value="232" calcext:value-type="float">
            <text:p>232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626" calcext:value-type="float">
            <text:p>626</text:p>
          </table:table-cell>
        </table:table-row>
      </table:table>
      <table:table table:name="2004-2009" table:style-name="ta1">
        <table:table-column table:style-name="co1" table:default-cell-style-name="ce2"/>
        <table:table-column table:style-name="co1" table:number-columns-repeated="5" table:default-cell-style-name="ce3"/>
        <table:table-column table:style-name="co1" table:number-columns-repeated="3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EVP-ED</text:p>
          </table:table-cell>
          <table:table-cell table:style-name="ce1" office:value-type="string" calcext:value-type="string">
            <text:p>PSE</text:p>
          </table:table-cell>
          <table:table-cell table:style-name="ce1" office:value-type="string" calcext:value-type="string">
            <text:p>ALDE</text:p>
          </table:table-cell>
          <table:table-cell table:style-name="ce1" office:value-type="string" calcext:value-type="string">
            <text:p>Verts/ALE</text:p>
          </table:table-cell>
          <table:table-cell table:style-name="ce1" office:value-type="string" calcext:value-type="string">
            <text:p>GUE/NGL</text:p>
          </table:table-cell>
          <table:table-cell table:style-name="ce1" office:value-type="string" calcext:value-type="string">
            <text:p>IND/DEM</text:p>
          </table:table-cell>
          <table:table-cell table:style-name="ce1" office:value-type="string" calcext:value-type="string">
            <text:p>UEN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Anzahl der Sitze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elgien/2019-2024/" xlink:type="simple">Belgien</text:a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anemark/2019-2024/" xlink:type="simple">Dänemark</text:a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eutschland/2019-2024/" xlink:type="simple">Deutschland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estland/2019-2024/" xlink:type="simple">Estland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innland/2019-2024/" xlink:type="simple">Finnland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rankreich/2019-2024/" xlink:type="simple">Frankreich</text:a>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griechenland/2019-2024/" xlink:type="simple">Griechenland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rland/2019-2024/" xlink:type="simple">Irland</text:a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talien/2019-2024/" xlink:type="simple">Italien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ettland/2019-2024/" xlink:type="simple">Lettland</text:a>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2" office:value-type="float" office:value="1" calcext:value-type="float">
            <text:p>1</text:p>
          </table:table-cell>
          <table:table-cell table:style-name="ce4"/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itauen/2019-2024/" xlink:type="simple">Litauen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uxemburg/2019-2024/" xlink:type="simple">Luxemburg</text:a>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malta/2019-2024/" xlink:type="simple">Malta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niederlande/2019-2024/" xlink:type="simple">Niederlande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osterreich/2019-2024/" xlink:type="simple">Österreich</text:a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4"/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polen/2019-2024/" xlink:type="simple">Polen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portugal/2019-2024/" xlink:type="simple">Portugal</text:a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chweden/2019-2024/" xlink:type="simple">Schweden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lowakei/2019-2024/" xlink:type="simple">Slowakei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lowenien/2019-2024/" xlink:type="simple">Slowenien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panien/2019-2024/" xlink:type="simple">Spanien</text:a>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tschechien/2019-2024/" xlink:type="simple">Tschechie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2"/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ungarn/2019-2024/" xlink:type="simple">Ungarn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vereinigtes-konigreich/2019-2024/" xlink:type="simple">Vereinigtes Königreich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zypern/2019-2024/" xlink:type="simple">Zypern</text:a>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uropäische Union</text:p>
          </table:table-cell>
          <table:table-cell office:value-type="float" office:value="268" calcext:value-type="float">
            <text:p>268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732" calcext:value-type="float">
            <text:p>732</text:p>
          </table:table-cell>
        </table:table-row>
      </table:table>
      <table:table table:name="2009-2014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4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EVP</text:p>
          </table:table-cell>
          <table:table-cell table:style-name="ce1" office:value-type="string" calcext:value-type="string">
            <text:p>S&amp;D</text:p>
          </table:table-cell>
          <table:table-cell table:style-name="ce1" office:value-type="string" calcext:value-type="string">
            <text:p>ALDE</text:p>
          </table:table-cell>
          <table:table-cell table:style-name="ce1" office:value-type="string" calcext:value-type="string">
            <text:p>Grünen/EFA</text:p>
          </table:table-cell>
          <table:table-cell table:style-name="ce1" office:value-type="string" calcext:value-type="string">
            <text:p>EKR</text:p>
          </table:table-cell>
          <table:table-cell table:style-name="ce1" office:value-type="string" calcext:value-type="string">
            <text:p>GUE/NGL</text:p>
          </table:table-cell>
          <table:table-cell table:style-name="ce1" office:value-type="string" calcext:value-type="string">
            <text:p>EFD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Anzahl der Sitze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elgien/2019-2024/" xlink:type="simple">Belgien</text:a>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ulgarien/2019-2024/" xlink:type="simple">Bulgarien</text:a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anemark/2019-2024/" xlink:type="simple">Dänemark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eutschland/2019-2024/" xlink:type="simple">Deutschland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estland/2019-2024/" xlink:type="simple">Estlan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innland/2019-2024/" xlink:type="simple">Finnland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rankreich/2019-2024/" xlink:type="simple">Frankreich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griechenland/2019-2024/" xlink:type="simple">Griechenland</text:a>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rland/2019-2024/" xlink:type="simple">Irland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talien/2019-2024/" xlink:type="simple">Italien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ettland/2019-2024/" xlink:type="simple">Lettland</text:a>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itauen/2019-2024/" xlink:type="simple">Litauen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uxemburg/2019-2024/" xlink:type="simple">Luxemburg</text:a>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malta/2019-2024/" xlink:type="simple">Malta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niederlande/2019-2024/" xlink:type="simple">Niederlande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osterreich/2019-2024/" xlink:type="simple">Österreich</text:a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polen/2019-2024/" xlink:type="simple">Polen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float" office:value="15" calcext:value-type="float">
            <text:p>15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portugal/2019-2024/" xlink:type="simple">Portugal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rumanien/2019-2024/" xlink:type="simple">Rumänie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chweden/2019-2024/" xlink:type="simple">Schweden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lowakei/2019-2024/" xlink:type="simple">Slowakei</text:a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lowenien/2019-2024/" xlink:type="simple">Slowenien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/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panien/2019-2024/" xlink:type="simple">Spanien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tschechien/2019-2024/" xlink:type="simple">Tschechien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ungarn/2019-2024/" xlink:type="simple">Ungar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vereinigtes-konigreich/2019-2024/" xlink:type="simple">Vereinigtes Königreich</text:a>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zypern/2019-2024/" xlink:type="simple">Zypern</text:a>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number-columns-repeated="2"/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uropäische Union</text:p>
          </table:table-cell>
          <table:table-cell office:value-type="float" office:value="265" calcext:value-type="float">
            <text:p>265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</table:table-row>
      </table:table>
      <table:table table:name="2014-2019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EVP</text:p>
          </table:table-cell>
          <table:table-cell table:style-name="ce1" office:value-type="string" calcext:value-type="string">
            <text:p>S&amp;D</text:p>
          </table:table-cell>
          <table:table-cell table:style-name="ce1" office:value-type="string" calcext:value-type="string">
            <text:p>EKR</text:p>
          </table:table-cell>
          <table:table-cell table:style-name="ce1" office:value-type="string" calcext:value-type="string">
            <text:p>ALDE</text:p>
          </table:table-cell>
          <table:table-cell table:style-name="ce1" office:value-type="string" calcext:value-type="string">
            <text:p>GUE/NGL</text:p>
          </table:table-cell>
          <table:table-cell table:style-name="ce1" office:value-type="string" calcext:value-type="string">
            <text:p>Grüne/EFA</text:p>
          </table:table-cell>
          <table:table-cell table:style-name="ce1" office:value-type="string" calcext:value-type="string">
            <text:p>EFDD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Anzahl der Sitze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elgien/2019-2024/" xlink:type="simple">Belgien</text:a>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ulgarien/2019-2024/" xlink:type="simple">Bulgarien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anemark/2019-2024/" xlink:type="simple">Dänemark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eutschland/2019-2024/" xlink:type="simple">Deutschland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estland/2019-2024/" xlink:type="simple">Estland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innland/2019-2024/" xlink:type="simple">Finnland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rankreich/2019-2024/" xlink:type="simple">Frankreich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griechenland/2019-2024/" xlink:type="simple">Griechenland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table:style-name="ce4"/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rland/2019-2024/" xlink:type="simple">Irland</text:a>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talien/2019-2024/" xlink:type="simple">Italien</text:a>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4" table:number-columns-repeated="2"/>
          <table:table-cell office:value-type="float" office:value="3" calcext:value-type="float">
            <text:p>3</text:p>
          </table:table-cell>
          <table:table-cell table:style-name="ce4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kroatien/2019-2024/" xlink:type="simple">Kroatien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ettland/2019-2024/" xlink:type="simple">Lettland</text:a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itauen/2019-2024/" xlink:type="simple">Litauen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uxemburg/2019-2024/" xlink:type="simple">Luxemburg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malta/2019-2024/" xlink:type="simple">Malta</text:a>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niederlande/2019-2024/" xlink:type="simple">Niederlande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osterreich/2019-2024/" xlink:type="simple">Österreich</text:a>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polen/2019-2024/" xlink:type="simple">Polen</text:a>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4" table:number-columns-repeated="3"/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portugal/2019-2024/" xlink:type="simple">Portugal</text:a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rumanien/2019-2024/" xlink:type="simple">Rumänien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chweden/2019-2024/" xlink:type="simple">Schweden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lowakei/2019-2024/" xlink:type="simple">Slowakei</text:a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lowenien/2019-2024/" xlink:type="simple">Slowenien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panien/2019-2024/" xlink:type="simple">Spanien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tschechien/2019-2024/" xlink:type="simple">Tschechien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ungarn/2019-2024/" xlink:type="simple">Ungarn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vereinigtes-konigreich/2019-2024/" xlink:type="simple">Vereinigtes Königreich</text:a></text:p>
          </table:table-cell>
          <table:table-cell table:style-name="ce4"/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zypern/2019-2024/" xlink:type="simple">Zypern</text:a>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number-columns-repeated="2"/>
          <table:table-cell office:value-type="float" office:value="2" calcext:value-type="float">
            <text:p>2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uropäische Union</text:p>
          </table:table-cell>
          <table:table-cell office:value-type="float" office:value="221" calcext:value-type="float">
            <text:p>221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751" calcext:value-type="float">
            <text:p>751</text:p>
          </table:table-cell>
        </table:table-row>
      </table:table>
      <table:table table:name="2019-2024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EVP</text:p>
          </table:table-cell>
          <table:table-cell table:style-name="ce1" office:value-type="string" calcext:value-type="string">
            <text:p>S&amp;D</text:p>
          </table:table-cell>
          <table:table-cell table:style-name="ce1" office:value-type="string" calcext:value-type="string">
            <text:p>EKR</text:p>
          </table:table-cell>
          <table:table-cell table:style-name="ce1" office:value-type="string" calcext:value-type="string">
            <text:p>Renew Europe</text:p>
          </table:table-cell>
          <table:table-cell table:style-name="ce1" office:value-type="string" calcext:value-type="string">
            <text:p>GUE/NGL</text:p>
          </table:table-cell>
          <table:table-cell table:style-name="ce1" office:value-type="string" calcext:value-type="string">
            <text:p>Grüne/EFA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Anzahl der Sitze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elgien/2019-2024/" xlink:type="simple">Belgien</text:a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bulgarien/2019-2024/" xlink:type="simple">Bulgarien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anemark/2019-2024/" xlink:type="simple">Dänemark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deutschland/2019-2024/" xlink:type="simple">Deutschland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estland/2019-2024/" xlink:type="simple">Estland</text:a>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innland/2019-2024/" xlink:type="simple">Finnland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frankreich/2019-2024/" xlink:type="simple">Frankreich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griechenland/2019-2024/" xlink:type="simple">Griechenland</text:a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table:style-name="ce4"/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rland/2019-2024/" xlink:type="simple">Irland</text:a>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italien/2019-2024/" xlink:type="simple">Italien</text:a>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3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kroatien/2019-2024/" xlink:type="simple">Kroatien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ettland/2019-2024/" xlink:type="simple">Lettland</text:a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itauen/2019-2024/" xlink:type="simple">Litauen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luxemburg/2019-2024/" xlink:type="simple">Luxemburg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malta/2019-2024/" xlink:type="simple">Malta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4"/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niederlande/2019-2024/" xlink:type="simple">Niederlande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osterreich/2019-2024/" xlink:type="simple">Österreich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polen/2019-2024/" xlink:type="simple">Polen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portugal/2019-2024/" xlink:type="simple">Portugal</text:a>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rumanien/2019-2024/" xlink:type="simple">Rumänie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chweden/2019-2024/" xlink:type="simple">Schweden</text:a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lowakei/2019-2024/" xlink:type="simple">Slowakei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number-columns-repeated="2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lowenien/2019-2024/" xlink:type="simple">Slowenien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spanien/2019-2024/" xlink:type="simple">Spanien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tschechien/2019-2024/" xlink:type="simple">Tschechien</text:a>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ungarn/2019-2024/" xlink:type="simple">Ungarn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4" table:number-columns-repeated="2"/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vereinigtes-konigreich/2019-2024/" xlink:type="simple">Vereinigtes Königreich</text:a>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https://europawahlergebnis.eu/nationale-ergebnisse/zypern/2019-2024/" xlink:type="simple">Zypern</text:a>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number-columns-repeated="2"/>
          <table:table-cell office:value-type="float" office:value="2" calcext:value-type="float">
            <text:p>2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uropäische Union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751" calcext:value-type="float">
            <text:p>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 style:data-style-name="N2" text:time-value="10:21:01.0224084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57:13.927473464</meta:creation-date>
    <dc:date>2019-11-13T10:30:48.510140924</dc:date>
    <meta:editing-duration>PT28M22S</meta:editing-duration>
    <meta:editing-cycles>10</meta:editing-cycles>
    <meta:generator>LibreOffice/6.0.7.3$Linux_X86_64 LibreOffice_project/00m0$Build-3</meta:generator>
    <meta:document-statistic meta:table-count="9" meta:cell-count="1342" meta:object-count="0"/>
  </office:meta>
</office:document-meta>
</file>